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2ea2e0e3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cb91b53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cb98c2b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ea138af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e2c5cab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e2f79a0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c9f3ee1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e1b0a80" officeooo:paragraph-rsid="2e1b0a80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e1b0a80" officeooo:paragraph-rsid="2e2f79a0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e1b0a80" officeooo:paragraph-rsid="2e3c115c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e1b0a80" officeooo:paragraph-rsid="2e3f0043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e1b0a80" officeooo:paragraph-rsid="2e476f62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e1b0a80" officeooo:paragraph-rsid="2e7d252a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e1b0a80" officeooo:paragraph-rsid="2e9dc69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1" fo:font-size="17pt" style:text-underline-style="none" fo:font-weight="bold" officeooo:rsid="187f8a47" officeooo:paragraph-rsid="2e48547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1" fo:font-size="17pt" style:text-underline-style="none" fo:font-weight="bold" officeooo:rsid="187f8a47" officeooo:paragraph-rsid="2e9bb6d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1" fo:font-size="17pt" style:text-underline-style="none" fo:font-weight="bold" officeooo:rsid="187f8a47" officeooo:paragraph-rsid="2e5eb267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1" fo:font-size="17pt" style:text-underline-style="none" fo:font-weight="bold" officeooo:rsid="187f8a47" officeooo:paragraph-rsid="2e9bdf2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1" fo:font-size="17pt" style:text-underline-style="none" fo:font-weight="bold" officeooo:rsid="187f8a47" officeooo:paragraph-rsid="2e7916c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none" fo:font-weight="bold" officeooo:rsid="2ea4911e" officeooo:paragraph-rsid="2ea4911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標楷體1" officeooo:rsid="2cae2a24" style:font-name-asian="標楷體1"/>
    </style:style>
    <style:style style:name="T3" style:family="text">
      <style:text-properties style:font-name="標楷體1" officeooo:rsid="2e2f79a0" style:font-name-asian="標楷體1"/>
    </style:style>
    <style:style style:name="T4" style:family="text">
      <style:text-properties style:font-name="標楷體1" officeooo:rsid="2cac7b4e"/>
    </style:style>
    <style:style style:name="T5" style:family="text">
      <style:text-properties style:font-name="標楷體1" style:text-underline-style="none" officeooo:rsid="187f8a47"/>
    </style:style>
    <style:style style:name="T6" style:family="text">
      <style:text-properties style:font-name="標楷體1" style:text-underline-style="none" officeooo:rsid="2e7a502c"/>
    </style:style>
    <style:style style:name="T7" style:family="text">
      <style:text-properties style:font-name="標楷體1" style:text-underline-style="none" officeooo:rsid="2e7d252a"/>
    </style:style>
    <style:style style:name="T8" style:family="text">
      <style:text-properties style:font-name="標楷體1" style:text-underline-style="none" officeooo:rsid="2e9dc696"/>
    </style:style>
    <style:style style:name="T9" style:family="text">
      <style:text-properties style:font-name="標楷體1" officeooo:rsid="2e8317d2"/>
    </style:style>
    <style:style style:name="T10" style:family="text">
      <style:text-properties officeooo:rsid="2cae2a24"/>
    </style:style>
    <style:style style:name="T11" style:family="text">
      <style:text-properties officeooo:rsid="2cb2c6bd"/>
    </style:style>
    <style:style style:name="T12" style:family="text">
      <style:text-properties officeooo:rsid="24ffe503"/>
    </style:style>
    <style:style style:name="T13" style:family="text">
      <style:text-properties officeooo:rsid="2e467af1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2e467af1"/>
    </style:style>
    <style:style style:name="T16" style:family="text">
      <style:text-properties officeooo:rsid="2e904025"/>
    </style:style>
    <style:style style:name="T17" style:family="text">
      <style:text-properties officeooo:rsid="2e96c08b"/>
    </style:style>
    <style:style style:name="T18" style:family="text">
      <style:text-properties style:font-name="Liberation Serif" officeooo:rsid="2e467af1"/>
    </style:style>
    <style:style style:name="T19" style:family="text">
      <style:text-properties fo:color="#050505" fo:font-size="9pt" style:font-size-asian="9pt" style:font-size-complex="9pt"/>
    </style:style>
    <style:style style:name="T20" style:family="text">
      <style:text-properties fo:color="#050505" fo:font-size="9pt" style:text-underline-style="none" officeooo:rsid="0a7edee9" style:font-size-asian="9pt" style:font-name-complex="標楷體" style:font-size-complex="9pt"/>
    </style:style>
    <style:style style:name="T21" style:family="text">
      <style:text-properties fo:color="#010101"/>
    </style:style>
    <style:style style:name="T22" style:family="text">
      <style:text-properties style:font-name="Arial1" officeooo:rsid="2cae2a24" style:font-name-asian="Arial1"/>
    </style:style>
    <style:style style:name="T23" style:family="text">
      <style:text-properties style:font-name="Arial1" officeooo:rsid="2cb2c6bd" style:font-name-asian="Arial1"/>
    </style:style>
    <style:style style:name="T24" style:family="text">
      <style:text-properties style:font-name="Arial1" officeooo:rsid="2e467af1" style:font-name-asian="Arial1"/>
    </style:style>
    <style:style style:name="T25" style:family="text">
      <style:text-properties style:font-name="Arial1" officeooo:rsid="2e904025" style:font-name-asian="Arial1"/>
    </style:style>
    <style:style style:name="T26" style:family="text">
      <style:text-properties style:font-name="Arial1" officeooo:rsid="2e96c08b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65cm" fo:text-indent="-1cm" fo:margin-left="0.3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1cm" fo:margin-left="1.3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65cm" fo:text-indent="-1cm" fo:margin-left="2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66cm" fo:text-indent="-1cm" fo:margin-left="3.3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1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5.36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66cm" fo:text-indent="-1cm" fo:margin-left="6.3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4cm" fo:text-indent="-0.998cm" fo:margin-left="7.3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64cm" fo:text-indent="-1cm" fo:margin-left="8.36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64cm" fo:text-indent="-1cm" fo:margin-left="9.364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11999270" text:style-name="L1">
        <text:list-item>
          <text:list>
            <text:list-item>
              <text:p text:style-name="P1"><text:bookmark-start text:name="星星的孩子"/>星星的孩子<text:bookmark-end text:name="星星的孩子"/></text:p>
              <text:list>
                <text:list-item>
                  <text:p text:style-name="P2">宇宙基本法則。<text:span text:style-name="T21">（愛）</text:span></text:p>
                </text:list-item>
              </text:list>
            </text:list-item>
            <text:list-item>
              <text:p text:style-name="P2"><text:bookmark-start text:name="宇宙之心"/>宇宙之心<text:bookmark-end text:name="宇宙之心"/></text:p>
              <text:list>
                <text:list-item>
                  <text:p text:style-name="P8">第<text:span text:style-name="T4">5</text:span>章，（逐漸的）丟掉 救生圈。</text:p>
                </text:list-item>
                <text:list-item>
                  <text:p text:style-name="P2">第<text:span text:style-name="T4">6</text:span>章，神聖任務。</text:p>
                  <text:list>
                    <text:list-item>
                      <text:p text:style-name="P2">（基督教 認定的）末日審判的 前兆、徵兆、現象、提醒、準備。</text:p>
                    </text:list-item>
                  </text:list>
                </text:list-item>
                <text:list-item>
                  <text:p text:style-name="P2"><text:span text:style-name="T1">第</text:span><text:span text:style-name="T2">7章</text:span><text:span text:style-name="T10">，上校。</text:span></text:p>
                  <text:list>
                    <text:list-item>
                      <text:p text:style-name="P2">麥子、稗子 <text:span text:style-name="T22">↔</text:span><text:span text:style-name="T10">（基督教 認定的）麥子、稗子。</text:span></text:p>
                    </text:list-item>
                    <text:list-item>
                      <text:p text:style-name="P3">救援計畫 <text:span text:style-name="T23">↔</text:span><text:span text:style-name="T11"> </text:span>明顯例子，諾亞方舟。</text:p>
                      <text:list>
                        <text:list-item>
                          <text:p text:style-name="P4"><text:span text:style-name="T11">假定，人類文明 承受不住（基督教 認定的）末日審判</text:span>。</text:p>
                          <text:list>
                            <text:list-item>
                              <text:p text:style-name="P2">假定，人類文明 崩塌、自滅。</text:p>
                            </text:list-item>
                            <text:list-item>
                              <text:p text:style-name="P2">啟動 救援計畫。</text:p>
                            </text:list-item>
                          </text:list>
                        </text:list-item>
                        <text:list-item>
                          <text:p text:style-name="P2">提升有時、昇華有時。</text:p>
                          <text:list>
                            <text:list-item>
                              <text:p text:style-name="P2">有時 是（傳道書 認定的）有時。</text:p>
                              <text:list>
                                <text:list-item>
                                  <text:p text:style-name="P2">明顯例子，春季播種、夏季成長、秋季收割、冬季休養。</text:p>
                                </text:list-item>
                                <text:list-item>
                                  <text:p text:style-name="P2">抽象例子，氧化、呼吸、呼吸週期、呼吸循環、呼吸系統、血液循環系統。</text:p>
                                </text:list-item>
                              </text:list>
                            </text:list-item>
                            <text:list-item>
                              <text:p text:style-name="P2">假定，人類文明 跟不上 地球個體的 腳步、步調、進程、提升、昇華。</text:p>
                              <text:list>
                                <text:list-item>
                                  <text:p text:style-name="P2">只能啟動 救援計畫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第8</text:span>章。</text:p>
                  <text:list>
                    <text:list-item>
                      <text:p text:style-name="P2">孩子。</text:p>
                      <text:list>
                        <text:list-item>
                          <text:p text:style-name="P2">第一種孩子。</text:p>
                          <text:list>
                            <text:list-item>
                              <text:p text:style-name="P5">任性、固執、暴力、弱肉強食、爭權奪利、唯我獨尊、動物性的思維。<text:span text:style-name="T19">、</text:span><text:span text:style-name="T20">彼得潘症候群</text:span></text:p>
                            </text:list-item>
                            <text:list-item>
                              <text:p text:style-name="P2">（尼采 認定的）獅子階段。</text:p>
                            </text:list-item>
                          </text:list>
                        </text:list-item>
                        <text:list-item>
                          <text:p text:style-name="P2">第二種孩子。</text:p>
                          <text:list>
                            <text:list-item>
                              <text:p text:style-name="P6">樂天、好奇、友善、共生、德、無己、愛。</text:p>
                            </text:list-item>
                            <text:list-item>
                              <text:p text:style-name="P2">（尼采 認定的）孩童階段。</text:p>
                            </text:list-item>
                          </text:list>
                        </text:list-item>
                        <text:list-item>
                          <text:p text:style-name="P2">文明 當中，第一種孩子的 比例 越高，文明的（平均值、中位數 的）德 越低。</text:p>
                          <text:list>
                            <text:list-item>
                              <text:p text:style-name="P7">明顯例子，假定，某一特定文明的 個體群 是 <text:span text:style-name="T1">第一種孩子</text:span><text:span text:style-name="T3">、</text:span><text:span text:style-name="T1">第</text:span>二種孩子 組成。</text:p>
                              <text:list>
                                <text:list-item>
                                  <text:p text:style-name="P9">第一種孩子的 數量、佔比 越高，該<text:span text:style-name="T12">文明的（平均值、中位數 的）德 越低。</text:span></text:p>
                                  <text:list>
                                    <text:list-item>
                                      <text:p text:style-name="P10">該文明的 個體群 越會用 任性、固執<text:span text:style-name="T12">、暴力，進行 思想、決策、行動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">第二種孩子的 數量、佔比 越高，該<text:span text:style-name="T12">文明的（平均值、中位數 的）德 越高。</text:span></text:p>
                                  <text:list>
                                    <text:list-item>
                                      <text:p text:style-name="P12">該文明的 個體群 越會用 <text:span text:style-name="T12">樂天、好奇、友善，進行 思想、決策、行動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1">第</text:span><text:span text:style-name="T9">14</text:span>章，愛心羊皮紙。</text:p>
                  <text:list>
                    <text:list-item>
                      <text:p text:style-name="P13"><text:span text:style-name="T5">自給自足</text:span><text:span text:style-name="T14">、只顧自己、</text:span><text:span text:style-name="T5">不</text:span><text:span text:style-name="T15">幫助其他個體</text:span><text:span text:style-name="T5"> </text:span><text:span text:style-name="T24">↔</text:span><text:span text:style-name="T13"> 自私自利、只有愛己、沒有愛人。</text:span></text:p>
                      <text:list>
                        <text:list-item>
                          <text:p text:style-name="P16">阿米 認定的 例子，發生 傳染病。</text:p>
                          <text:list>
                            <text:list-item>
                              <text:p text:style-name="P16">醫生 逃離 醫院。</text:p>
                            </text:list-item>
                            <text:list-item>
                              <text:p text:style-name="P16">醫生 不幫助 病人。</text:p>
                              <text:list>
                                <text:list-item>
                                  <text:p text:style-name="P17">該醫生 是 <text:span text:style-name="T18">自私自利、只有愛己、沒有愛人。</text:span></text:p>
                                </text:list-item>
                              </text:list>
                            </text:list-item>
                            <text:list-item>
                              <text:p text:style-name="P16">傳染病 <text:span text:style-name="T25">↔</text:span><text:span text:style-name="T16"> 病人的 疾病、問題、困難。</text:span></text:p>
                              <text:list>
                                <text:list-item>
                                  <text:p text:style-name="P16">醫生 <text:span text:style-name="T25">↔</text:span><text:span text:style-name="T16"> 能夠提供幫助的 個體。</text:span></text:p>
                                </text:list-item>
                                <text:list-item>
                                  <text:p text:style-name="P16">醫院 <text:span text:style-name="T26">↔</text:span><text:span text:style-name="T17"> 能夠提供幫助的 場所。</text:span></text:p>
                                </text:list-item>
                                <text:list-item>
                                  <text:p text:style-name="P16">病人 <text:span text:style-name="T25">↔</text:span><text:span text:style-name="T16"> 需要幫助的 個體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明顯例子，假定，某一特定個體 存在、生存、生活 在 某一特定文明。</text:p>
                          <text:list>
                            <text:list-item>
                              <text:p text:style-name="P16">假定，該個體、其他個體 之間，自給自足、互不往來、沒有交互作用。</text:p>
                              <text:list>
                                <text:list-item>
                                  <text:p text:style-name="P16">個體 是 單一個體、群體、次文化。</text:p>
                                </text:list-item>
                              </text:list>
                            </text:list-item>
                            <text:list-item>
                              <text:p text:style-name="P18">假定，該其他個體 出現 問題、困難、需要幫助。</text:p>
                            </text:list-item>
                            <text:list-item>
                              <text:p text:style-name="P19">假定，該個體 知道 該其他個體，出現 問題、困難、需要幫助。</text:p>
                            </text:list-item>
                            <text:list-item>
                              <text:p text:style-name="P16">假定，該個體 沒有幫助、冷漠觀望 該其他個體。</text:p>
                              <text:list>
                                <text:list-item>
                                  <text:p text:style-name="P16">該個體 是 自私自利、只有愛己、沒有愛人、只顧自己、只想到自己。</text:p>
                                </text:list-item>
                                <text:list-item>
                                  <text:p text:style-name="P16">幫助 不是 毫無底線、被軟土深掘、濫好人 的 幫助。</text:p>
                                </text:list-item>
                                <text:list-item>
                                  <text:p text:style-name="P16">幫助 是 盡己所能、有指標、好人 的 幫助。</text:p>
                                  <text:list>
                                    <text:list-item>
                                      <text:p text:style-name="P20">指標 的 明顯例子，（阿米 認定的）愛心。</text:p>
                                    </text:list-item>
                                    <text:list-item>
                                      <text:p text:style-name="P20">明顯例子，幫助（阿米 認定的）愛心 超過 某一特定閥值的 個體。</text:p>
                                      <text:list>
                                        <text:list-item>
                                          <text:p text:style-name="P14"><text:span text:style-name="T5">明顯例子，愛心（</text:span><text:span text:style-name="T7">a</text:span><text:span text:style-name="T6"> ~ </text:span><text:span text:style-name="T7">b</text:span><text:span text:style-name="T6">）個體 幫助 愛心（</text:span><text:span text:style-name="T7">b</text:span><text:span text:style-name="T6"> ~ </text:span><text:span text:style-name="T7">c</text:span><text:span text:style-name="T6">）個體。</text:span></text:p>
                                        </text:list-item>
                                        <text:list-item>
                                          <text:p text:style-name="P15"><text:span text:style-name="T5">明顯例子，愛心（</text:span><text:span text:style-name="T6">700 ~ 600）個體 幫助 愛心（600 ~ 500）個體。</text:span></text:p>
                                        </text:list-item>
                                        <text:list-item>
                                          <text:p text:style-name="P15"><text:span text:style-name="T5">明顯例子，愛心（</text:span><text:span text:style-name="T8">3</text:span><text:span text:style-name="T6">00 ~ </text:span><text:span text:style-name="T8">2</text:span><text:span text:style-name="T6">00）個體 幫助 愛心（</text:span><text:span text:style-name="T8">2</text:span><text:span text:style-name="T6">00 ~ </text:span><text:span text:style-name="T8">1</text:span><text:span text:style-name="T6">00）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<text:bookmark-start text:name="愛的文明"/>愛的文明<text:bookmark-end text:name="愛的文明"/><text:span text:style-name="T21">（假定 愛 就是 神，則 愛的文明 是 神的文明）</text:span></text:p>
              <text:list>
                <text:list-item>
                  <text:p text:style-name="P21">友好同盟。</text:p>
                </text:list-item>
                <text:list-item>
                  <text:p text:style-name="P21">神聖計畫。</text:p>
                </text:list-item>
                <text:list-item>
                  <text:p text:style-name="P21">進化世界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7T11:34:02.194000000</dc:date>
    <meta:editing-duration>P13DT7H21M10S</meta:editing-duration>
    <meta:editing-cycles>11027</meta:editing-cycles>
    <meta:document-statistic meta:table-count="0" meta:image-count="0" meta:object-count="0" meta:page-count="1" meta:paragraph-count="60" meta:word-count="1149" meta:character-count="1347" meta:non-whitespace-character-count="1226"/>
  </office:meta>
</office:document-meta>
</file>